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copy( InputStream src , OutputStream dest , CopyProgressListener 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ileUtil.readEntirely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readEntirely( BufferedReader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Util.resolveFile( File file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til.copy( URL src , File dest , CopyProgress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copy( File src , File dest , CopyProgressListener l , boolean overwri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Util.copy( InputStream src , File dest , CopyProgressListener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Util.copy( File src , File dest , CopyProgress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getPathFiles( File root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til.readEntirely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Util.Fi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.symlink( File src , File dest , CopyProgressListener l , boolean overwri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ileUtil.listAll( File dir , Collectio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listAll( File file , Collection list , Collection igno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Util.concat( String dir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.forceDelete( File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til.copy( File src , URL dest , CopyProgress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